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o1" style:family="table-column">
      <style:table-column-properties fo:break-before="auto" style:column-width="6.201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Energiebedarf Winter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on für Wärme</text:p>
          </table:table-cell>
          <table:table-cell office:value-type="percentage" office:value="0.6" table:style-name="ce2">
            <text:p>60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.h. Wärmepumpenstrom</text:p>
          </table:table-cell>
          <table:table-cell office:value-type="float" office:value="1231.2" table:formula="of:=[.B1]*[.B2]" table:style-name="ce1">
            <text:p>1231,2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ktueller Importbedarf Winter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irkungsgrad Umwandlung Strom</text:p>
          </table:table-cell>
          <table:table-cell office:value-type="percentage" office:value="0.3" table:style-name="ce2">
            <text:p>30%</text:p>
          </table:table-cell>
          <table:table-cell office:value-type="string" table:style-name="ce1">
            <text:p>Wärmekraftmaschine: 30%, Brennstoffzelle: 6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tzbare Restwärmeenergie</text:p>
          </table:table-cell>
          <table:table-cell office:value-type="percentage" office:value="0.95" table:style-name="ce2">
            <text:p>95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ahresarbeitszahl Wärmepumpe</text:p>
          </table:table-cell>
          <table:table-cell office:value-type="float" office:value="2.5" table:style-name="ce1">
            <text:p>2,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speicherte Energie</text:p>
          </table:table-cell>
          <table:table-cell office:value-type="float" office:value="2300" table:style-name="ce1">
            <text:p>2300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rd zu Strom</text:p>
          </table:table-cell>
          <table:table-cell office:value-type="float" office:value="690" table:formula="of:=[.B11]*[.B7]" table:style-name="ce1">
            <text:p>690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d Wärme</text:p>
          </table:table-cell>
          <table:table-cell office:value-type="float" office:value="1529.5" table:formula="of:=[.B11]*(1-[.B7])*[.B8]" table:style-name="ce1">
            <text:p>1529,5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mgerechnet in Ersparnis Wärmepumpenstrom</text:p>
          </table:table-cell>
          <table:table-cell office:value-type="float" office:value="611.79999999999995" table:formula="of:=[.B13]/[.B9]" table:style-name="ce1">
            <text:p>611,8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tzbare Energie</text:p>
          </table:table-cell>
          <table:table-cell office:value-type="float" office:value="1301.8" table:formula="of:=[.B12]+[.B14]" table:style-name="ce1">
            <text:p>1301,8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fferenz</text:p>
          </table:table-cell>
          <table:table-cell office:value-type="float" office:value="47.799999999999955" table:formula="of:=[.B15]-[.B5]" table:style-name="ce1">
            <text:p>47,8</text:p>
          </table:table-cell>
          <table:table-cell office:value-type="string" table:style-name="ce1">
            <text:p>kWh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Dr.-Ing. Tobias Baum</meta:initial-creator>
    <dc:creator>Dr.-Ing. Tobias Baum</dc:creator>
    <meta:creation-date>2026-01-11T23:37:04Z</meta:creation-date>
    <dc:date>2026-01-12T00:58:34Z</dc:date>
    <meta:editing-duration>PT0S</meta:editing-duration>
  </office:meta>
</office:document-meta>
</file>